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Dans le cadre d'une politique d'économie énergétique ainsi que d'une modernisation des infrastructures de transport de gaz, GrDF a lancé le projet Gazpar visant à l'installation de compteur communiquant. Ces compteurs permettront l'envoie des données de consommation des clients à GrDF chaque. Ces données seront mises à disposition du client, leur permettant de mieux maîtriser leur consommation. De plus, cela permettra d''améliorer le système mis en place actuellement, à savoir le relevé du compteur par un technicien tous les six mois. Ce la permettra aussi une facturation plus cohérente au regard de la consommation.</text:p>
      <text:p text:style-name="Standard"/>
      <text:p text:style-name="Standard">Contexte :</text:p>
      <text:p text:style-name="Standard"/>
      <text:p text:style-name="Standard">Le projet, en plus de son utilité avérée, se construit dans un contexte favorable. En effet, ce projet s'inscrit dans un politique de modernisation débutée en 2004 par GrDF. Il est favorisé par le contexte institutionnel et réglementaire : </text:p>
      <text:list xml:id="list1246333658" text:style-name="L1">
        <text:list-item>
          <text:p text:style-name="P1">une directive du Conseil de l'Union Européenne de 2008 demande la mise à disposition des informations sur les consommations de gaz aux consommateurs.</text:p>
        </text:list-item>
        <text:list-item>
          <text:p text:style-name="P1">Une autre directive du Conseil de l'Union Européenne de 2008 préconise une réduction de 20 % de la consommation d'énergie et une réduction de 20 % de la production de gaz à effet de serre d'ici 2020.</text:p>
        </text:list-item>
      </text:list>
      <text:p text:style-name="Standard"/>
      <text:p text:style-name="Standard">Choix de la solution :</text:p>
      <text:p text:style-name="Standard"/>
      <text:p text:style-name="Standard">Le contexte institutionnel et réglementaire sont donc favorables au développement de ce projet, vient alors le choix de la solution technique. Ce rapport présentera la modélisation et la structuration du réseau de distribution de <text:s/>gaz ainsi que le système de transmission des données de consommation.</text:p>
      <text:p text:style-name="Standard"/>
      <text:p text:style-name="Standard"/>
      <text:p text:style-name="Standard">On a quatre sous-système :</text:p>
      <text:p text:style-name="Standard"/>
      <text:list xml:id="list2169073866" text:style-name="L2">
        <text:list-item>
          <text:p text:style-name="P2">Dispositif de comptage, composé d'un compteur auquel on a intégré un module radio.</text:p>
        </text:list-item>
        <text:list-item>
          <text:p text:style-name="P2">LAN, un élément qui utilise un réseau radio moyenne portée et à faible puissance pour échanger les données numériques avec les modules radio.</text:p>
        </text:list-item>
        <text:list-item>
          <text:p text:style-name="P2">Concentrateur : dans le cadre de la communication radio, ce composant permet de faire la passerelle entre les compteurs et le SI d'acquisition et de supervision</text:p>
        </text:list-item>
        <text:list-item>
          <text:p text:style-name="P2">WAN (connexion à distance), permet la communication entre les concentrateurs et le Si d'acquisition et de supervision </text:p>
        </text:list-item>
      </text:list>
      <text:p text:style-name="Standard"/>
      <text:p text:style-name="Standard"/>
      <text:p text:style-name="Standard">On a plusieurs SI à construire :</text:p>
      <text:list xml:id="list2044463628" text:style-name="L3">
        <text:list-item>
          <text:p text:style-name="P3">SIAS, SI d'Acquisition des index télérelevés et de supervision technique.</text:p>
        </text:list-item>
        <text:list-item>
          <text:p text:style-name="P3">Si TICC, SI de Traitement des Index et Calcul des Consommations intégrant le portail Client</text:p>
        </text:list-item>
        <text:list-item>
          <text:p text:style-name="P3">SID, SI de déploiement de la chaîne communicante</text:p>
        </text:list-item>
        <text:list-item>
          <text:p text:style-name="P3">Périclès, une application stratégique de déploiement</text:p>
        </text:list-item>
      </text:list>
      <text:p text:style-name="Standard"/>
      <text:p text:style-name="Standard">On a deux Si existant à faire évoluer :</text:p>
      <text:list xml:id="list112092318" text:style-name="L4">
        <text:list-item>
          <text:p text:style-name="P4">DISCO (SI de gestion des informations de consommation)</text:p>
        </text:list-item>
        <text:list-item>
          <text:p text:style-name="P4">OMEGA (SI de gestion des demandes)</text:p>
        </text:list-item>
      </text:list>
      <text:p text:style-name="Standard"/>
      <text:p text:style-name="Standard"/>
      <text:p text:style-name="Standard"><text:soft-page-break/></text:p>
      <text:p text:style-name="Standard">Scénario :</text:p>
      <text:p text:style-name="Standard"/>
      <text:p text:style-name="Standard">Supposons que notre utilisateur possède un abonnement GrDF.</text:p>
      <text:p text:style-name="Standard">Un technicien GrDF vérifie s'il est équipé d'un compteur intelligent.</text:p>
      <text:p text:style-name="Standard"/>
      <text:p text:style-name="Standard">Cas 1 : L'utilisateur possède un compteur intelligent :</text:p>
      <text:p text:style-name="Standard"/>
      <text:p text:style-name="Standard">Le compteur intelligent possède un module radio. Chaque jour à 18h, ce compter envoie les données de consommation à un concentrateur se situant sur un point haut.</text:p>
      <text:p text:style-name="Standard">Ce dernier transmet ensuite les informations par internet, par téléphonie mobile ou par réseau filaire au SI national selon le cas.</text:p>
      <text:p text:style-name="Standard">GrDF teste si les données ont bien été reçues.</text:p>
      <text:p text:style-name="Standard">Si oui, GrDF met à disposition les données à ses utilisateurs sur son site internet ou sur une application mobile.</text:p>
      <text:p text:style-name="Standard">Si non, le concentrateur de données est testé. Si ce dernier ne fonctionne pas, un technicien est envoyé pour le réparer. Dans le cas contraire, un technicien est envoyé chez le client afin que son compteur soit réparé.</text:p>
      <text:p text:style-name="Standard"/>
      <text:p text:style-name="Standard">Cas 2 : L'utilisateur possède un compteur classique</text:p>
      <text:p text:style-name="Standard">Le technicien vérifie alors quand le dernier relevé a été réalisé.</text:p>
      <text:p text:style-name="Standard">S'il date de plus de six mois, un technicien est envoyé sur place afin d'effectuer le relevé du compteu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5-12-07T14:22:16</meta:creation-date>
    <dc:date>2015-12-08T16:32:05</dc:date>
    <dc:creator>GTSI </dc:creator>
    <meta:editing-duration>PT6S</meta:editing-duration>
    <meta:editing-cycles>2</meta:editing-cycles>
    <meta:generator>LibreOffice/3.5$Linux_X86_64 LibreOffice_project/350m1$Build-2</meta:generator>
    <meta:document-statistic meta:table-count="0" meta:image-count="0" meta:object-count="0" meta:page-count="2" meta:paragraph-count="33" meta:word-count="594" meta:character-count="3606" meta:non-whitespace-character-count="3054"/>
  </office:meta>
</office:document-meta>
</file>